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paragraph-rsid="0012fc4e"/>
    </style:style>
    <style:style style:name="P3" style:family="paragraph" style:parent-style-name="Standard">
      <style:text-properties style:font-name="Calibri" officeooo:rsid="00117b66" officeooo:paragraph-rsid="00117b66"/>
    </style:style>
    <style:style style:name="P4" style:family="paragraph" style:parent-style-name="Standard">
      <style:text-properties style:font-name="Calibri" officeooo:rsid="0011ea94" officeooo:paragraph-rsid="0011ea94"/>
    </style:style>
    <style:style style:name="P5" style:family="paragraph" style:parent-style-name="Standard">
      <style:text-properties style:font-name="Calibri" officeooo:rsid="0012fc4e" officeooo:paragraph-rsid="0012fc4e"/>
    </style:style>
    <style:style style:name="P6" style:family="paragraph" style:parent-style-name="Standard">
      <style:text-properties style:font-name="Calibri" officeooo:rsid="0013f91c" officeooo:paragraph-rsid="0013f91c"/>
    </style:style>
    <style:style style:name="P7" style:family="paragraph" style:parent-style-name="Standard">
      <style:text-properties style:font-name="Calibri" officeooo:rsid="00152592" officeooo:paragraph-rsid="00152592"/>
    </style:style>
    <style:style style:name="P8" style:family="paragraph" style:parent-style-name="Standard">
      <style:text-properties style:font-name="Calibri" officeooo:paragraph-rsid="00152592"/>
    </style:style>
    <style:style style:name="P9" style:family="paragraph" style:parent-style-name="Standard">
      <style:text-properties style:font-name="Calibri" officeooo:paragraph-rsid="0016372d"/>
    </style:style>
    <style:style style:name="P10" style:family="paragraph" style:parent-style-name="Standard">
      <style:text-properties style:font-name="Calibri" officeooo:rsid="0016372d" officeooo:paragraph-rsid="0016372d"/>
    </style:style>
    <style:style style:name="P11" style:family="paragraph" style:parent-style-name="Standard">
      <style:text-properties style:font-name="Calibri" officeooo:rsid="00170136" officeooo:paragraph-rsid="00170136"/>
    </style:style>
    <style:style style:name="P12" style:family="paragraph" style:parent-style-name="Standard">
      <style:text-properties style:font-name="Calibri" officeooo:paragraph-rsid="00177166"/>
    </style:style>
    <style:style style:name="P13" style:family="paragraph" style:parent-style-name="Standard">
      <style:text-properties style:font-name="Calibri" officeooo:rsid="00177166" officeooo:paragraph-rsid="00177166"/>
    </style:style>
    <style:style style:name="P14" style:family="paragraph" style:parent-style-name="Standard">
      <style:text-properties officeooo:paragraph-rsid="00117b66"/>
    </style:style>
    <style:style style:name="P15" style:family="paragraph" style:parent-style-name="Standard">
      <style:text-properties officeooo:paragraph-rsid="0016372d"/>
    </style:style>
    <style:style style:name="P16" style:family="paragraph" style:parent-style-name="Standard">
      <style:text-properties officeooo:paragraph-rsid="00177166"/>
    </style:style>
    <style:style style:name="P17" style:family="paragraph" style:parent-style-name="Standard">
      <style:text-properties officeooo:rsid="00177166" officeooo:paragraph-rsid="0016372d"/>
    </style:style>
    <style:style style:name="P18" style:family="paragraph" style:parent-style-name="Standard">
      <style:text-properties style:font-name="Calibri"/>
    </style:style>
    <style:style style:name="P19" style:family="paragraph" style:parent-style-name="Standard" style:list-style-name="L1">
      <style:text-properties style:font-name="Calibri"/>
    </style:style>
    <style:style style:name="P20" style:family="paragraph" style:parent-style-name="Standard" style:list-style-name="L1">
      <style:text-properties style:font-name="Calibri" officeooo:paragraph-rsid="0012fc4e"/>
    </style:style>
    <style:style style:name="P21" style:family="paragraph" style:parent-style-name="Standard">
      <style:text-properties style:font-name="Calibri" officeooo:paragraph-rsid="00117b66"/>
    </style:style>
    <style:style style:name="P22" style:family="paragraph" style:parent-style-name="Standard">
      <style:text-properties style:font-name="Calibri" officeooo:rsid="0012fc4e" officeooo:paragraph-rsid="0012fc4e"/>
    </style:style>
    <style:style style:name="P23" style:family="paragraph" style:parent-style-name="Standard">
      <style:text-properties style:font-name="Calibri" fo:font-style="italic" fo:font-weight="bold" style:font-style-asian="italic" style:font-weight-asian="bold" style:font-style-complex="italic" style:font-weight-complex="bold"/>
    </style:style>
    <style:style style:name="P24" style:family="paragraph" style:parent-style-name="Standard" style:list-style-name="L2">
      <style:text-properties style:font-name="Calibri"/>
    </style:style>
    <style:style style:name="P25" style:family="paragraph" style:parent-style-name="Standard">
      <style:text-properties style:font-name="Calibri" officeooo:rsid="0016372d" officeooo:paragraph-rsid="0016372d"/>
    </style:style>
    <style:style style:name="P26" style:family="paragraph" style:parent-style-name="Standard">
      <style:text-properties style:font-name="Calibri" officeooo:rsid="00195bcb" officeooo:paragraph-rsid="00195bcb"/>
    </style:style>
    <style:style style:name="P27" style:family="paragraph" style:parent-style-name="Standard">
      <style:text-properties fo:font-variant="normal" fo:text-transform="none" fo:color="#212529" style:font-name="Calibri" fo:font-size="12pt" fo:letter-spacing="normal" fo:font-style="normal" fo:font-weight="normal" officeooo:rsid="0016372d" officeooo:paragraph-rsid="0016372d"/>
    </style:style>
    <style:style style:name="P28" style:family="paragraph" style:parent-style-name="Standard">
      <style:text-properties fo:font-variant="normal" fo:text-transform="none" fo:color="#212529" style:font-name="Calibri" fo:font-size="12pt" fo:letter-spacing="normal" fo:font-style="normal" fo:font-weight="normal" officeooo:paragraph-rsid="0016372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12fc4e"/>
    </style:style>
    <style:style style:name="T4" style:family="text">
      <style:text-properties style:font-name="Calibri"/>
    </style:style>
    <style:style style:name="T5" style:family="text">
      <style:text-properties style:font-name="Calibri" officeooo:rsid="0013f91c"/>
    </style:style>
    <style:style style:name="T6" style:family="text">
      <style:text-properties style:font-name="Calibri" officeooo:rsid="00152592"/>
    </style:style>
    <style:style style:name="T7" style:family="text">
      <style:text-properties style:font-name="Calibri" officeooo:rsid="00117b66"/>
    </style:style>
    <style:style style:name="T8" style:family="text">
      <style:text-properties style:font-name="Calibri" officeooo:rsid="0011ea94"/>
    </style:style>
    <style:style style:name="T9" style:family="text">
      <style:text-properties style:font-name="Calibri" officeooo:rsid="0016372d"/>
    </style:style>
    <style:style style:name="T10" style:family="text">
      <style:text-properties style:font-name="Calibri" officeooo:rsid="00177166"/>
    </style:style>
    <style:style style:name="T11" style:family="text">
      <style:text-properties officeooo:rsid="0013f91c"/>
    </style:style>
    <style:style style:name="T12" style:family="text">
      <style:text-properties officeooo:rsid="00152592"/>
    </style:style>
    <style:style style:name="T13" style:family="text">
      <style:text-properties fo:font-variant="normal" fo:text-transform="none" fo:color="#212529" style:font-name="Calibri" fo:font-size="12pt" fo:letter-spacing="normal" fo:font-style="normal" fo:font-weight="normal"/>
    </style:style>
    <style:style style:name="T14" style:family="text">
      <style:text-properties fo:font-variant="normal" fo:text-transform="none" fo:color="#212529" style:font-name="Calibri" fo:font-size="12pt" fo:letter-spacing="normal" fo:font-style="normal" fo:font-weight="normal" officeooo:rsid="0016372d"/>
    </style:style>
    <style:style style:name="T15" style:family="text">
      <style:text-properties fo:font-variant="normal" fo:text-transform="none" fo:color="#212529" style:font-name="Calibri" fo:letter-spacing="normal"/>
    </style:style>
    <style:style style:name="T16" style:family="text">
      <style:text-properties fo:font-variant="normal" fo:text-transform="none" fo:color="#212529" fo:letter-spacing="normal"/>
    </style:style>
    <style:style style:name="T17" style:family="text">
      <style:text-properties fo:font-variant="normal" fo:text-transform="none" fo:color="#212529" fo:font-size="12pt" fo:letter-spacing="normal" fo:font-style="normal" fo:font-weight="normal"/>
    </style:style>
    <style:style style:name="T18" style:family="text">
      <style:text-properties fo:font-variant="normal" fo:text-transform="none" fo:color="#212529" fo:font-size="12pt" fo:letter-spacing="normal" fo:font-style="normal" fo:font-weight="normal" officeooo:rsid="0016372d"/>
    </style:style>
    <style:style style:name="T19" style:family="text">
      <style:text-properties fo:font-variant="normal" fo:text-transform="none" fo:color="#212529" fo:font-size="12pt" fo:letter-spacing="normal" fo:font-style="normal" fo:font-weight="normal" officeooo:rsid="00177166"/>
    </style:style>
    <style:style style:name="T20" style:family="text">
      <style:text-properties officeooo:rsid="0016372d"/>
    </style:style>
    <style:style style:name="T21" style:family="text">
      <style:text-properties officeooo:rsid="00170136"/>
    </style:style>
    <style:style style:name="T22" style:family="text">
      <style:text-properties officeooo:rsid="001771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Milani Francesco</text:span></text:p>
      <text:p text:style-name="P1"><text:span text:style-name="T2"/></text:p>
      <text:p text:style-name="P1"><text:span text:style-name="T2">Le “ LAUDI “</text:span> - Guida allo studio</text:p>
      <text:p text:style-name="P1"/>
      <text:list xml:id="list701637010" text:style-name="L1">
        <text:list-item>
          <text:p text:style-name="P19">Qual era il progetto originario delle “Laudi”? Fu realizzato interamente?</text:p>
        </text:list-item>
      </text:list>
      <text:p text:style-name="P1"/>
      <text:p text:style-name="P3">Il progetto delle “Laudi” era molto ambizioso, D’Annunzio infatti progettò di realizzare ben sette libri, dedicati alle Laudi del cielo, della terra, del mare e degli eroi. Purtroppo però questo progetto rimarrà incompiuto, con i primi tre libri usciti nel 1903, dai titoli Maia, Elettra e Alcyone, il quarto libro nel 1912, dal titolo Merope, e l’ultimo nel 1933 con il titolo “Canti della guerra latina”, che in origine si sarebbe dovuto chiamare Asterope. </text:p>
      <text:p text:style-name="P3">D’Annunzio non scriverà mai i due libri mancanti</text:p>
      <text:p text:style-name="P1"/>
      <text:list xml:id="list180309118343059" text:continue-numbering="true" text:style-name="L1">
        <text:list-item>
          <text:p text:style-name="P19">In che modo D'Annunzio riprende in quest'opera lo spirito della religiosità francescana?</text:p>
        </text:list-item>
      </text:list>
      <text:p text:style-name="P3"/>
      <text:p text:style-name="P14"><text:span text:style-name="T7">Il nome Laudi derivava dalle “Lodi”, ovvero i componimenti di ispirazione di lode a Dio e al creato, </text:span><text:span text:style-name="T8">tra cui il Cantico delle Creature di San Francesco. <text:s/></text:span><text:span text:style-name="T6">I</text:span><text:span text:style-name="T13">l misticismo francescano viene riproposto in modo esteriore, con espressioni come “laudata sii”, “fratelli ulivi”, “pura morte”, inserite però in un contesto totalmente diverso.</text:span><text:span text:style-name="T4"> </text:span></text:p>
      <text:p text:style-name="P21"/>
      <text:list xml:id="list180309443312633" text:continue-numbering="true" text:style-name="L1">
        <text:list-item>
          <text:p text:style-name="P19">In quest'opera D'Annunzio quale relazione prevede tra l'intellettuale e la società borghese?</text:p>
        </text:list-item>
      </text:list>
      <text:p text:style-name="P1"/>
      <text:p text:style-name="P5">L’intellettuale non deve fuggire dalla realtà, bensi riscopre una segreta bellezza in quest’ultima e tende ad esaltarne alcuni aspetti anche intravedendo comunque la paura e l’orrore del letterato umanista che viene emarginato dalla società borghese.</text:p>
      <text:p text:style-name="P1"/>
      <text:list xml:id="list180307888846012" text:continue-numbering="true" text:style-name="L1">
        <text:list-item>
          <text:p text:style-name="P19">Qual è il tema centrale delle liriche di “Alcyone”? </text:p>
        </text:list-item>
      </text:list>
      <text:p text:style-name="P1"/>
      <text:p text:style-name="P4">Il tema centrale delle liriche di Alcyone è la perpetua comunione dell’uomo con la natura, <text:span text:style-name="T3">ovvero della fusione io-natura</text:span>, in cui l’uomo è portato alla naturalizzazione completa, dallo stato vegetale di una pianta a quello di un paesaggio. Questa trasformazione avviene grazie alla ripresa del mito e alla creazione dell’Eroe dannunziano.</text:p>
      <text:p text:style-name="P4"/>
      <text:list xml:id="list180307849301407" text:continue-numbering="true" text:style-name="L1">
        <text:list-item>
          <text:p text:style-name="P20">Quali aspetti della cultura decadente influenzano maggiormente la stesura di “Alcyone”?</text:p>
        </text:list-item>
      </text:list>
      <text:p text:style-name="P5"/>
      <text:p text:style-name="P5">Gli aspetti della cultura decadente che maggiormente influenzano Alcyone sono molteplici. Innanzitutto la nuova poetica come ricerca della musica, ricorrendo al gusto della parola, scelta più per il suo valore evocativo e musicale che per il suo significato logico. </text:p>
      <text:p text:style-name="P5">Ulteriori aspetti decadenti che caratterizzano Alcyone sono gli aspetti comuni del decadentismo dannunziano, attraverso un carattere superficiale, sensuale, naturalistico e provinciale confrontato con quello dei grandi poeti del decadentismo europeo.</text:p>
      <text:p text:style-name="P2"/>
      <text:list xml:id="list180308245407652" text:continue-numbering="true" text:style-name="L1">
        <text:list-item>
          <text:p text:style-name="P20">A quali strutture stilistiche ricorre maggiormente il poeta in “Alcyone”?<text:span text:style-name="T3">+</text:span></text:p>
        </text:list-item>
      </text:list>
      <text:p text:style-name="P2"/>
      <text:p text:style-name="P5">Alcyone si basa sulle liriche, ordinate secondo un criterio logico che ricorda il diario di una vacanza estiva, essendo strutturato su un passaggio prima estivo poi autunnale.</text:p>
      <text:p text:style-name="P5">Inoltre si registra particolarmente nella scelta delle parole una ricerca di musicalità e melodia, ed un ricorso al linguaggio analogico.</text:p>
      <text:p text:style-name="P5"/>
      <text:p text:style-name="P5"><text:soft-page-break/></text:p>
      <text:p text:style-name="P5"/>
      <text:p text:style-name="P5"/>
      <text:p text:style-name="P5"/>
      <text:list xml:id="list180308792366985" text:continue-numbering="true" text:style-name="L1">
        <text:list-item>
          <text:p text:style-name="P19">Quali sono le caratteristiche del panismo dannunziano?</text:p>
        </text:list-item>
      </text:list>
      <text:p text:style-name="P1"/>
      <text:p text:style-name="P5">Il Panismo dannunziano è basato sulla tendenza ad abbandonarsi alla vita dei sensi e dell’istinto, a dissolversi e ad immedesimarsi con le forze e gli aspetti della natura, sententosi quindi parte del </text:p>
      <text:p text:style-name="P5">tutto.</text:p>
      <text:list xml:id="list180307899915938" text:continue-numbering="true" text:style-name="L1">
        <text:list-header>
          <text:p text:style-name="P19"/>
        </text:list-header>
        <text:list-item>
          <text:p text:style-name="P19">La scelta di dedicarsi al tema della natura rappresenta una rottura con il mito del superuomo?</text:p>
        </text:list-item>
      </text:list>
      <text:p text:style-name="P1"/>
      <text:p text:style-name="P6">In Alcyone, dato che tutta la vicenda si svolge in estate, è rappresentata una vacanza del super uomo, dove si naturalizza l’uomo e si umanizza la natura, come se il super uomo si mettesse in pausa, lasciando spazio all’umanizzazione della natura.</text:p>
      <text:p text:style-name="P1"/>
      <text:p text:style-name="P1"><text:s text:c="4"/><text:span text:style-name="T2"><text:s/>Analisi della poesia: </text:span><text:span text:style-name="T1">La sera fiesolana</text:span></text:p>
      <text:p text:style-name="P23"/>
      <text:list xml:id="list2795803746" text:style-name="L2">
        <text:list-item>
          <text:p text:style-name="P24">Individua le personificazioni della natura e spiega il significato delle immagini che umanizzano gli elementi naturali.</text:p>
        </text:list-item>
      </text:list>
      <text:p text:style-name="P1"/>
      <text:p text:style-name="Standard"><text:span text:style-name="T4">“</text:span><text:span text:style-name="T5">d</text:span><text:span text:style-name="T6">istenda un velo</text:span><text:span text:style-name="T5">” (v. </text:span><text:span text:style-name="T6">9</text:span><text:span text:style-name="T5">) – r</text:span><text:span text:style-name="T6">iferito alla Luna, che sembra distendere un velo, ovvero il cielo di stelle notturno.</text:span></text:p>
      <text:p text:style-name="P1">“<text:span text:style-name="T11">Viso di perla” (v. 15) – riferito alla sera, con il cielo color perla.</text:span></text:p>
      <text:p text:style-name="P1">“<text:span text:style-name="T11">Grandi umidi occhi” (vv. 16) – riferito alla sera, e alle pozze formate che somigliano a degli occhi</text:span></text:p>
      <text:p text:style-name="P1">“<text:span text:style-name="T11">pini dai novelli rosei diti” (v. 23) – riferito agli alberi, alle loro gemme e ai germogli</text:span></text:p>
      <text:p text:style-name="P6">“fratelli olivi” (v. 29) – <text:span text:style-name="T12">riferito agli olivi, visti come fratelli </text:span></text:p>
      <text:p text:style-name="P6">“pallidi i clivi / e sorridenti” (vv. 30, 31) – <text:span text:style-name="T12">riferito ai fianchi delle colline definiti pallidi, richiamando l’idea della santità, e sorridenti.</text:span></text:p>
      <text:p text:style-name="P6">“vesti aulenti” (v. 32) – <text:span text:style-name="T12">riferito alla sera, alle sue vesti profumate, ovvero ai profumi dei fiori degli alberi.</text:span></text:p>
      <text:p text:style-name="P1"/>
      <text:list xml:id="list180308960271871" text:continue-numbering="true" text:style-name="L2">
        <text:list-item>
          <text:p text:style-name="P24">Individua i passaggi in cui il poeta si rivolge ad <text:s/>una figura femminile e ipotizza quale relazione la lega al poeta.</text:p>
        </text:list-item>
      </text:list>
      <text:p text:style-name="P1"/>
      <text:p text:style-name="P7">In tutta la poesia, il poeta si rivolge ad un “tu” indeterminato, una figura femminile di cui non viene esplicitato il nome, in cui ogni strofa costituisce un nucleo a sé stante. A fungere da collegamento sono i tre ritornelli in cui è lodata la sera, che assume le sembianze umane di una donna amata, celebrata per il viso perlaceo, le vesti profumate e la cintura indossata.</text:p>
      <text:p text:style-name="P7">Questa figura femminile è legata al poeta attraverso l’attesa del rapporto d’amore con la propria donna, che avverrà dopo la sera di cui il poeta descrive l’attesa.</text:p>
      <text:p text:style-name="P1"/>
      <text:list xml:id="list180307499811880" text:continue-numbering="true" text:style-name="L2">
        <text:list-item>
          <text:p text:style-name="P24">La natura contiene in sé messaggi segreti e misteriosi <text:s/>che il poeta scopre con la sua intuizione. Individua i versi che giustificano tale affermazione. Spiega perchè il poeta ha tali capacità. </text:p>
        </text:list-item>
        <text:list-item>
          <text:p text:style-name="P24">Quali principi della poesia simbolista (verlaine, Baudelaire,ecc.) sono presenti in questa lirica?</text:p>
        </text:list-item>
      </text:list>
      <text:p text:style-name="P1"/>
      <text:p text:style-name="P1"><text:soft-page-break/></text:p>
      <text:p text:style-name="P1"/>
      <text:list xml:id="list180307968450659" text:continue-numbering="true" text:style-name="L2">
        <text:list-item>
          <text:p text:style-name="P24">Riconosci similitudini e metafore. </text:p>
        </text:list-item>
      </text:list>
      <text:p text:style-name="P1"><text:line-break/>“<text:span text:style-name="T12">come il fruscio che fan le foglie” (v. 2) - similitudine </text:span></text:p>
      <text:p text:style-name="P8">“<text:span text:style-name="T12">le soglie cerule” (v. 8) - metafora, indica la notte</text:span></text:p>
      <text:p text:style-name="P8">“<text:span text:style-name="T12">umidi occhi” (v. 16) - metafora, indica le pozzanghere</text:span></text:p>
      <text:p text:style-name="P8">“<text:span text:style-name="T12">rosei diti” (v. 23) - metafora, indica le gemme, i germogli</text:span></text:p>
      <text:p text:style-name="P1"/>
      <text:list xml:id="list180308586272797" text:continue-numbering="true" text:style-name="L2">
        <text:list-item>
          <text:p text:style-name="P24">Anafore e inversioni sintattiche.</text:p>
        </text:list-item>
      </text:list>
      <text:p text:style-name="P1"/>
      <text:p text:style-name="P1">“<text:span text:style-name="T20">ti sien come” (vv. 2, 19) - Anafora</text:span></text:p>
      <text:p text:style-name="P9">“<text:span text:style-name="T20">Laudata sii / o Sera” (vv. 15-16, 32-33, 49-50) - Anafora</text:span></text:p>
      <text:p text:style-name="P9"><text:span text:style-name="T16">“</text:span><text:span text:style-name="T17">e su” (vv. 23, 25, 27, 29) -</text:span><text:span text:style-name="T14"> Anafora</text:span></text:p>
      <text:p text:style-name="P9"><text:span text:style-name="T17">“io ti dirò… e ti dirò” (vv. 35 e 39) </text:span><text:span text:style-name="T14">- Anafora</text:span></text:p>
      <text:p text:style-name="P1"/>
      <text:list xml:id="list180308394261856" text:continue-numbering="true" text:style-name="L2">
        <text:list-item>
          <text:p text:style-name="P24">Onomatopee, enjambemant, rime, allitterazioni, assonanze. </text:p>
        </text:list-item>
      </text:list>
      <text:p text:style-name="P1"/>
      <text:p text:style-name="P10">Allitterazioni:</text:p>
      <text:p text:style-name="P10"/>
      <text:p text:style-name="P10"><text:tab/><text:span text:style-name="T4">“Ti sien come il fruscio che fan le foglie” (v. 2) - Allitterazione lettera “f”</text:span></text:p>
      <text:p text:style-name="P10"><text:tab/>“Silenzioso e ancor s’attarda a l’opra lenta” (v. 4) <text:s/>- Allitterazione lettere “s”, “l”, “a”</text:p>
      <text:p text:style-name="P10"><text:tab/>“Da lei sommersa nel notturno gelo” (v. 12) – Allitterazione lettera “e”</text:p>
      <text:p text:style-name="P10"><text:tab/>“Ti sien come la pioggia che bruiva tepida e fuggitiva” (v. 18-19) – Alliterazione lettera “a”</text:p>
      <text:p text:style-name="P9"><text:span text:style-name="T20"><text:tab/></text:span><text:span text:style-name="T16">“</text:span><text:span text:style-name="T17">cinto che ti cinge come il salce” (v. 32) - </text:span><text:span text:style-name="T18">Alliterazione lettera “c”</text:span></text:p>
      <text:p text:style-name="P27"><text:tab/>“le colline su i limpidi orizzonti / s’incurvino come labbra” (vv. 40-41) - Alliterazione <text:tab/>lettera “l”</text:p>
      <text:p text:style-name="P10"><text:tab/></text:p>
      <text:p text:style-name="P10">Enjamblement: </text:p>
      <text:p text:style-name="P10"><text:tab/></text:p>
      <text:p text:style-name="P15"><text:span text:style-name="T9"><text:tab/></text:span><text:span text:style-name="T15">“</text:span><text:span text:style-name="T13">foglie / del gelso” (vv. 2-3)</text:span></text:p>
      <text:p text:style-name="P28"><text:tab/>“soglie / cerule” (vv. 8-9)</text:p>
      <text:p text:style-name="P28"><text:tab/>“si tace / l’acqua del cielo” (vv. 16-17)</text:p>
      <text:p text:style-name="P28"><text:tab/>“la pioggia che bruiva / tepida e fuggitiva” (vv.19-20) </text:p>
      <text:p text:style-name="P28"><text:tab/>“reami / d’amor” (vv. 35-36)</text:p>
      <text:p text:style-name="P28"><text:tab/>“fonti / eterne” (vv. 36-37)</text:p>
      <text:p text:style-name="P28"><text:tab/>“un divieto / chiuda” (vv. 41-42)</text:p>
      <text:p text:style-name="P9"><text:span text:style-name="T17"><text:tab/>“novelle / consolatrici” (vv.45-46)</text:span> </text:p>
      <text:p text:style-name="P9"/>
      <text:p text:style-name="P10">Rime:</text:p>
      <text:p text:style-name="P10"><text:tab/></text:p>
      <text:p text:style-name="P10"><text:tab/>“foglie / coglie” (vv. 2-3)</text:p>
      <text:p text:style-name="P10"><text:tab/>“lenta / inargenta” (vv. <text:span text:style-name="T21">4-6)</text:span></text:p>
      <text:p text:style-name="P10"><text:tab/>“<text:span text:style-name="T21">spoglie / soglie” (vv. 7-8)</text:span></text:p>
      <text:p text:style-name="P10"><text:tab/>“<text:span text:style-name="T21">velo / gelo” (vv. 9-12)</text:span></text:p>
      <text:p text:style-name="P10"><text:tab/>“<text:span text:style-name="T21">giace / pace / tace” (vv. 10-13-16)</text:span></text:p>
      <text:p text:style-name="P10"><text:tab/>“<text:span text:style-name="T21">vederla / perla” (vv. 14-15)</text:span></text:p>
      <text:p text:style-name="P10"><text:tab/>“<text:span text:style-name="T21">bruiva / fuggitiva” (vv. 19-20)</text:span></text:p>
      <text:p text:style-name="P10"><text:tab/>“<text:span text:style-name="T21">viti / diti” (vv. 22-23) </text:span></text:p>
      <text:p text:style-name="P10"><text:soft-page-break/><text:tab/>“<text:span text:style-name="T21">perde / verde” (vv. 24-26)</text:span></text:p>
      <text:p text:style-name="P10"><text:tab/>“<text:span text:style-name="T21">ancora / trascolora” (vv. 25-28)</text:span></text:p>
      <text:p text:style-name="P10"><text:tab/>“<text:span text:style-name="T21">olivi / clivi” (vv. 29-30)</text:span></text:p>
      <text:p text:style-name="P10"><text:tab/>“<text:span text:style-name="T21">sorridenti / aulenti” (vv. 31-32)</text:span></text:p>
      <text:p text:style-name="P10"><text:tab/>“<text:span text:style-name="T21">falce / salce” (vv. 27-33)</text:span></text:p>
      <text:p text:style-name="P10"><text:tab/>“<text:span text:style-name="T21">reami / rami” (vv. 35-37)</text:span></text:p>
      <text:p text:style-name="P10"><text:tab/>“<text:span text:style-name="T21">fonti / monti / orizzonti” (vv. 36-38-40)</text:span></text:p>
      <text:p text:style-name="P10"><text:tab/>“<text:span text:style-name="T21">segreto / divieto” (vv. 39-41)</text:span></text:p>
      <text:p text:style-name="P10"><text:tab/>“<text:span text:style-name="T21">dire / desire” (vv. 42-44)</text:span></text:p>
      <text:p text:style-name="P10"><text:tab/>“<text:span text:style-name="T21">belle / novelle” (vv. 43-45)</text:span></text:p>
      <text:p text:style-name="P10"><text:tab/>“<text:span text:style-name="T21">pare / amare” (vv 46-47)</text:span></text:p>
      <text:p text:style-name="P10"/>
      <text:p text:style-name="P11">Onomatopee: </text:p>
      <text:p text:style-name="P11"><text:tab/></text:p>
      <text:p text:style-name="P12"><text:span text:style-name="T21"><text:tab/></text:span><text:span text:style-name="T16">“</text:span><text:span text:style-name="T17">F</text:span><text:span text:style-name="T19">r</text:span><text:span text:style-name="T17">e</text:span><text:span text:style-name="T19">s</text:span><text:span text:style-name="T17">che le mie pa</text:span><text:span text:style-name="T19">r</text:span><text:span text:style-name="T17">ole ne la Se</text:span><text:span text:style-name="T19">r</text:span><text:span text:style-name="T17">a / ti </text:span><text:span text:style-name="T19">s</text:span><text:span text:style-name="T17">ien come il </text:span><text:span text:style-name="T19">fr</text:span><text:span text:style-name="T17">uscio che </text:span><text:span text:style-name="T19">f</text:span><text:span text:style-name="T17">an le </text:span><text:span text:style-name="T19">f</text:span><text:span text:style-name="T17">oglie” </text:span><text:span text:style-name="T19">(</text:span><text:span text:style-name="T17">vv. 1-2</text:span><text:span text:style-name="T19">)</text:span></text:p>
      <text:p text:style-name="P12"><text:span text:style-name="T19"><text:tab/></text:span><text:span text:style-name="T17"> </text:span><text:span text:style-name="T19">L</text:span><text:span text:style-name="T17">’allitterazione di “f”, “r” ed “s” riproduce il suono del fruscio delle foglie.</text:span> </text:p>
      <text:p text:style-name="P17"/>
      <text:p text:style-name="P13">Sinestesie:</text:p>
      <text:p text:style-name="P13"><text:tab/></text:p>
      <text:p text:style-name="P12"><text:span text:style-name="T22"><text:tab/></text:span><text:span text:style-name="T16">“</text:span><text:span text:style-name="T17">fresche le mie parole” (v. 1)</text:span></text:p>
      <text:p text:style-name="P12"><text:span text:style-name="T19"><text:tab/></text:span><text:span text:style-name="T17">“dolci le mie parole” (v. 18)</text:span> </text:p>
      <text:p text:style-name="P12"/>
      <text:p text:style-name="P13">Anastrofi:</text:p>
      <text:p text:style-name="P13"><text:tab/></text:p>
      <text:p text:style-name="P16"><text:span text:style-name="T10"><text:tab/></text:span><text:span text:style-name="T15">“</text:span><text:span text:style-name="T13">che fan di santità pallidi i clivi” (v. 30)</text:span></text:p>
      <text:p text:style-name="P13"><text:tab/></text:p>
      <text:p text:style-name="P13"><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nrica pan</meta:initial-creator>
    <meta:creation-date>2020-03-16T17:12:04.37</meta:creation-date>
    <dc:date>2020-03-23T18:03:07.009000000</dc:date>
    <meta:editing-duration>PT21M42S</meta:editing-duration>
    <meta:editing-cycles>5</meta:editing-cycles>
    <meta:generator>LibreOffice/6.3.2.2$Windows_X86_64 LibreOffice_project/98b30e735bda24bc04ab42594c85f7fd8be07b9c</meta:generator>
    <meta:document-statistic meta:table-count="0" meta:image-count="0" meta:object-count="0" meta:page-count="4" meta:paragraph-count="99" meta:word-count="1201" meta:character-count="7490" meta:non-whitespace-character-count="6311"/>
  </office:meta>
</office:document-meta>
</file>